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Impl.AndImpl( NamePathResolver resolver , ConstraintImpl c1 , ConstraintImpl c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dImpl.getConstrain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Impl.getConstrain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